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ackground-color="#FFE599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fo:color="#795548"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6681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577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tud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RUD TABLE tbstudent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Catalogo Nuevo Estudiant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student" table:formula="of:=[table.A2]" table:style-name="ce6">
            <text:p>tbstudent</text:p>
          </table:table-cell>
          <table:table-cell office:value-type="string" table:style-name="ce6">
            <text:p>insert</text:p>
          </table:table-cell>
          <table:table-cell office:value-type="string" office:string-value="studentid , studentname , studentlastname1 , studentlastname2 , studentcareer1 , studentcareer2 , studentheadquarters , studentpassword , state" table:formula="of:=CONCATENATE([table.A3]; ;&quot; , &quot;;[table.A4]; ;&quot; , &quot;;[table.A5]; ;&quot; , &quot;;[table.A6]; ;&quot; , &quot;;[table.A7]; ;&quot; , &quot;;[table.A8]; ;&quot; , &quot;;[table.A9]; ;&quot; , &quot;;[table.A10]; ;&quot; , &quot;;[table.A11])" table:style-name="ce1">
            <text:p>studentid , studentname , studentlastname1 , studentlastname2 , studentcareer1 , studentcareer2 , studentheadquarters , studentpassword , state</text:p>
          </table:table-cell>
          <table:table-cell table:style-name="ce1"/>
          <table:table-cell office:value-type="string" table:style-name="ce6">
            <text:p>studentid no repetido, studentid not null, studentname not null, studentlastname1 not null, studentlastname2 , studentcareer1 not null, studentcareer2 , studentheadquarters <text:s/>not null, studentpassword <text:s/>not null y mayor a 7(longitud)</text:p>
          </table:table-cell>
          <table:table-cell table:number-columns-repeated="16379" table:style-name="ce1"/>
        </table:table-row>
        <table:table-row table:style-name="ro1">
          <table:table-cell office:value-type="string" office:string-value="tbstudent" table:formula="of:=[table.A2]" table:style-name="ce6">
            <text:p>tbstudent</text:p>
          </table:table-cell>
          <table:table-cell office:value-type="string" table:style-name="ce6">
            <text:p>update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tbstudent" table:formula="of:=[table.A2]" table:style-name="ce6">
            <text:p>tbstudent</text:p>
          </table:table-cell>
          <table:table-cell office:value-type="string" table:style-name="ce6">
            <text:p>delete</text:p>
          </table:table-cell>
          <table:table-cell table:style-name="ce1"/>
          <table:table-cell office:value-type="float" office:value="0" table:style-name="ce6">
            <text:p>0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atalogo Actualiza Estudiant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student" table:formula="of:=[table.A2]" table:style-name="ce6">
            <text:p>tbstudent</text:p>
          </table:table-cell>
          <table:table-cell office:value-type="string" table:style-name="ce6">
            <text:p>update</text:p>
          </table:table-cell>
          <table:table-cell office:value-type="string" office:string-value="studentname , studentlastname1 , studentlastname2 , studentcareer1 , studentcareer2 , studentheadquarters , studentpassword , state" table:formula="of:=CONCATENATE([table.A4]; ;&quot; , &quot;;[table.A5]; ;&quot; , &quot;;[table.A6]; ;&quot; , &quot;;[table.A7]; ;&quot; , &quot;;[table.A8]; ;&quot; , &quot;;[table.A9]; ;&quot; , &quot;;[table.A10]; ;&quot; , &quot;;[table.A11])" table:style-name="ce1">
            <text:p>studentname , studentlastname1 , studentlastname2 , studentcareer1 , studentcareer2 , studentheadquarters , studentpassword , state</text:p>
          </table:table-cell>
          <table:table-cell table:style-name="ce1"/>
          <table:table-cell office:value-type="string" table:style-name="ce6">
            <text:p>studentid not null, studentname not null, studentlastname1 not null, studentlastname2 not null, studentcareer1 not null, studentcareer2 not null, studentheadquarters <text:s/>not null, studentpassword <text:s/>not null y mayor a 7(longitud)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office:value-type="string" table:style-name="ce3">
            <text:p>Catalogo Elimina Estudiant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tabla</text:p>
          </table:table-cell>
          <table:table-cell office:value-type="string" table:style-name="ce4">
            <text:p>sql</text:p>
          </table:table-cell>
          <table:table-cell office:value-type="string" table:style-name="ce4">
            <text:p>campo</text:p>
          </table:table-cell>
          <table:table-cell office:value-type="string" table:style-name="ce4">
            <text:p>valor</text:p>
          </table:table-cell>
          <table:table-cell office:value-type="string" table:style-name="ce4">
            <text:p>excepciones</text:p>
          </table:table-cell>
          <table:table-cell office:value-type="string" table:style-name="ce4">
            <text:p>reglas del negocio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office:string-value="tbstudent" table:formula="of:=[table.A2]" table:style-name="ce1">
            <text:p>tbstudent</text:p>
          </table:table-cell>
          <table:table-cell office:value-type="string" table:style-name="ce6">
            <text:p>update</text:p>
          </table:table-cell>
          <table:table-cell office:value-type="string" office:string-value="state" table:formula="of:=[table.A11]" table:style-name="ce7">
            <text:p>state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6">
            <text:p>Se cambia a 1 cuando se "elimina un estudiante</text:p>
          </table:table-cell>
          <table:table-cell table:number-columns-repeated="16378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table" table:style-name="ta1">
        <table:table-column table:style-name="co5" table:default-cell-style-name="ce1"/>
        <table:table-column table:style-name="co2" table:number-columns-repeated="1023" table:default-cell-style-name="ce1"/>
        <table:table-column table:style-name="co4" table:number-columns-repeated="15360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bstudent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id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name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lastname1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lastname2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career1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career2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headquarters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udentpassword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state</text:p>
          </table:table-cell>
          <table:table-cell table:number-columns-repeated="16383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vin Sandoval</dc:creator>
    <dc:date>2018-01-15T15:32:17Z</dc:date>
    <meta:editing-cycles>1</meta:editing-cycles>
    <meta:editing-duration>PT300S</meta:editing-duration>
  </office:meta>
</office:document-meta>
</file>